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481cm" fo:min-width="12.07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211cm" fo:min-width="10.2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576cm" fo:min-width="5.85cm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3.183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4.929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59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798cm" fo:min-width="5.34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2.573cm" svg:height="6.731cm" svg:x="1.635cm" svg:y="1.381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 </text:span><text:span text:style-name="T4">getLobby()</text:span></text:p>
          <text:p text:style-name="P2"><text:span text:style-name="T3">+ login(playerName): boolean</text:span></text:p>
          <text:p text:style-name="P2"><text:span text:style-name="T3">+ getRooms() : Room[ ]</text:span></text:p>
          <text:p text:style-name="P2"><text:span text:style-name="T3">+ createRoom(name) : Room</text:span></text:p>
          <text:p text:style-name="P2"><text:span text:style-name="T3">+ join(Player, Room) : Player[ ]</text:span></text:p>
          <text:p text:style-name="P2"><text:span text:style-name="T3">+ leave(Room)</text:span></text:p>
          <text:p text:style-name="P2"><text:span text:style-name="T3">+ getFreePlayers() : Player[ ]</text:span></text:p>
          <text:p text:style-name="P2"><text:span text:style-name="T3">+ getPlayers(Room) : Player[ ]</text:span></text:p>
          <text:p text:style-name="P2"><text:span text:style-name="T3">+ sendMessage(Player sender, String msg, Player receiver) : boolean</text:span></text:p>
          <text:p text:style-name="P2"><text:span text:style-name="T3">+ getMessages(Player receiver) : PlayerMessage[ ]</text:span></text:p>
          <text:p text:style-name="P2"><text:span text:style-name="T3">+ getLiveGamesAll() : Game[ ]</text:span></text:p>
          <text:p text:style-name="P2"><text:span text:style-name="T3">+ getLiveGames(room) : Game[ ]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795cm" svg:height="5.461cm" svg:x="8.874cm" svg:y="17.51cm">
          <text:p text:style-name="P1"><text:span text:style-name="T5">TicTacToeGame</text:span></text:p>
          <text:p text:style-name="P1"><text:span text:style-name="T6"/></text:p>
          <text:p text:style-name="P2"><text:span text:style-name="T6">+ </text:span><text:span text:style-name="T7">startAIGame()</text:span><text:span text:style-name="T6"> : TicTacToeGame</text:span></text:p>
          <text:p text:style-name="P2"><text:span text:style-name="T3">+ </text:span><text:span text:style-name="T4">startMultiplayerGame(playerName)</text:span><text:span text:style-name="T3"> : TicTacToeGame</text:span></text:p>
          <text:p text:style-name="P2"><text:span text:style-name="T3">+ </text:span><text:span text:style-name="T4">spectate(gameId)</text:span><text:span text:style-name="T3"> : TicTacToeGame</text:span></text:p>
          <text:p text:style-name="P2"><text:span text:style-name="T3">+ </text:span><text:span text:style-name="T4">check(TicTacToeBoard state, TTTMove move)</text:span><text:span text:style-name="T3">: TTTResult</text:span></text:p>
          <text:p text:style-name="P2"><text:span text:style-name="T3">+ </text:span><text:span text:style-name="T4">isFinalState(TicTacToeBoard state)</text:span><text:span text:style-name="T3"> : boolean</text:span></text:p>
          <text:p text:style-name="P2"><text:span text:style-name="T3">+ getHistory() : TTTMove[ ]</text:span></text:p>
          <text:p text:style-name="P2"><text:span text:style-name="T3">+ getSymbolPlayer(TTTPieceType) : TTTPlayer</text:span></text:p>
          <text:p text:style-name="P2"><text:span text:style-name="T3">+ getCurrentBoard() : TicTacToeBoard</text:span></text:p>
          <text:p text:style-name="P2"><text:span text:style-name="T3">+ currentPlayer : TTTPlayer</text:span></text:p>
          <text:p text:style-name="P2"><text:span text:style-name="T3">+ playMove(TTTMove) : TTTResul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6.35cm" svg:height="4.826cm" svg:x="13.206cm" svg:y="8.486cm">
          <text:p text:style-name="P1"><text:span text:style-name="T8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 getGameId : int</text:span></text:p>
          <text:p text:style-name="P2"><text:span text:style-name="T6">+ getGameTypeName() : String</text:span></text:p>
          <text:p text:style-name="P2"><text:span text:style-name="T3">+ getPlayers() : Player[ ]</text:span></text:p>
          <text:p text:style-name="P2"><text:span text:style-name="T3">+ playerJoin(Player)</text:span></text:p>
          <text:p text:style-name="P2"><text:span text:style-name="T3">+ playerLeave(Player)</text:span></text:p>
          <text:p text:style-name="P2"><text:span text:style-name="T3">+ isGameOver() : boolea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71cm" svg:y1="17.51cm" svg:x2="16.381cm" svg:y2="13.312cm" draw:start-shape="id1" draw:start-glue-point="0" draw:end-shape="id2" draw:end-glue-point="2" svg:d="M14271 17510v-2099h2110v-2099" svg:viewBox="0 0 2111 4199">
          <text:p/>
        </draw:connector>
        <draw:connector draw:style-name="gr5" draw:layer="layout" svg:x1="14.208cm" svg:y1="4.746cm" svg:x2="16.381cm" svg:y2="8.486cm" draw:start-shape="id3" draw:start-glue-point="1" draw:end-shape="id2" draw:end-glue-point="0" svg:d="M14208 4746h2173v3740" svg:viewBox="0 0 2174 374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 lastMove: TTTMove</text:span></text:p>
          <text:p text:style-name="P2"><text:span text:style-name="T6">+ permitted: boolean</text:span></text:p>
          <text:p text:style-name="P2"><text:span text:style-name="T6">+ newState: TicTacToeBoar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683cm" svg:height="2.54cm" svg:x="10.779cm" svg:y="24.876cm">
          <text:p text:style-name="P1"><text:span text:style-name="T9">TTTMove</text:span></text:p>
          <text:p text:style-name="P1"><text:span text:style-name="T10"/></text:p>
          <text:p text:style-name="P2"><text:span text:style-name="T10">+ TTTPlayer p</text:span></text:p>
          <text:p text:style-name="P2"><text:span text:style-name="T10">+ TTTPiece s</text:span></text:p>
          <text:p text:style-name="P2"><text:span text:style-name="T10">+ Vec2D pos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271cm" svg:y1="22.971cm" svg:x2="17.228cm" svg:y2="25.384cm" draw:start-shape="id1" draw:start-glue-point="2" draw:end-shape="id4" svg:d="M14271 22971v1206h2957v1207" svg:viewBox="0 0 2958 2414">
          <text:p/>
        </draw:connector>
        <draw:connector draw:style-name="gr8" draw:text-style-name="P5" draw:layer="layout" svg:x1="14.271cm" svg:y1="22.971cm" svg:x2="12.62cm" svg:y2="24.876cm" draw:start-shape="id1" draw:start-glue-point="2" draw:end-shape="id5" draw:end-glue-point="0" svg:d="M14271 22971v952h-1651v953" svg:viewBox="0 0 1652 1906">
          <text:p/>
        </draw:connector>
        <draw:custom-shape draw:style-name="gr9" draw:text-style-name="P7" xml:id="id6" draw:id="id6" draw:layer="layout" svg:width="5.429cm" svg:height="2.738cm" svg:x="5.064cm" svg:y="23.987cm">
          <text:p text:style-name="P1"><text:span text:style-name="T9">TicTacToeBoard</text:span></text:p>
          <text:p text:style-name="P1"><text:span text:style-name="T10"/></text:p>
          <text:p text:style-name="P2"><text:span text:style-name="T10">- slots:TTTPiece[ ][ ]</text:span></text:p>
          <text:p text:style-name="P2"><text:span text:style-name="T10">+ getSlot(Vec2D pos): TTTPiece</text:span></text:p>
          <text:p text:style-name="P2"><text:span text:style-name="T10">+ 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874cm" svg:y1="20.24cm" svg:x2="7.778cm" svg:y2="23.987cm" draw:start-shape="id1" draw:start-glue-point="3" draw:end-shape="id6" draw:end-glue-point="0" svg:d="M8874 20240h-1096v3747" svg:viewBox="0 0 1097 3748">
          <text:p/>
        </draw:connector>
        <draw:custom-shape draw:style-name="gr11" draw:text-style-name="P8" xml:id="id8" draw:id="id8" draw:layer="layout" svg:width="6.096cm" svg:height="3.048cm" svg:x="1.635cm" svg:y="8.493cm">
          <text:p text:style-name="P1"><text:span text:style-name="T11">&lt;&lt;interface&gt;&gt;</text:span></text:p>
          <text:p text:style-name="P1"><text:span text:style-name="T11"/></text:p>
          <text:p text:style-name="P1"><text:span text:style-name="T9">Player</text:span></text:p>
          <text:p text:style-name="P1"><text:span text:style-name="T11"/></text:p>
          <text:p text:style-name="P2"><text:span text:style-name="T11">+ getPlayerName() : String</text:span></text:p>
          <text:p text:style-name="P2"><text:span text:style-name="T11">+ notifyMoveMade( 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5.842cm" svg:height="3.048cm" svg:x="1.762cm" svg:y="12.684cm">
          <text:p text:style-name="P1"><text:span text:style-name="T9">HumanPlayer</text:span></text:p>
          <text:p text:style-name="P1"><text:span text:style-name="T11"/></text:p>
          <text:p text:style-name="P2"><text:span text:style-name="T11">+ createHumanPlayer(id) </text:span></text:p>
          <text:p text:style-name="P2"><text:span text:style-name="T11">+ setPlayerName(String)</text:span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683cm" svg:y1="12.684cm" svg:x2="4.683cm" svg:y2="11.541cm" draw:start-shape="id7" draw:start-glue-point="0" draw:end-shape="id8" draw:end-glue-point="2" svg:d="M4683 12684v-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5-12-30T16:31:51.736423000</dc:date>
    <meta:editing-duration>PT1H30M51S</meta:editing-duration>
    <meta:editing-cycles>8</meta:editing-cycles>
    <meta:generator>LibreOffice/5.0.3.2$MacOSX_X86_64 LibreOffice_project/e5f16313668ac592c1bfb310f4390624e3dbfb75</meta:generator>
    <meta:document-statistic meta:object-count="14"/>
  </office:meta>
</office:document-meta>
</file>